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3e30" officeooo:paragraph-rsid="00533e3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3e30" officeooo:paragraph-rsid="00533e3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3e30" officeooo:paragraph-rsid="00533e3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6b3f4" officeooo:paragraph-rsid="0056b3f4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533e30" officeooo:paragraph-rsid="00533e3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tyle="italic" officeooo:rsid="00533e30" officeooo:paragraph-rsid="0056b3f4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56b3f4" officeooo:paragraph-rsid="0056b3f4" style:font-style-asian="italic" style:font-style-complex="italic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3e30" officeooo:paragraph-rsid="00533e30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3e30" officeooo:paragraph-rsid="00533e30" style:font-size-asian="12pt" style:font-weight-asian="normal" style:font-size-complex="12pt" style:font-weight-complex="normal"/>
    </style:style>
    <style:style style:name="P16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5db5c9" style:font-size-asian="12pt" style:font-weight-asian="normal" style:font-size-complex="12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6a6f" officeooo:paragraph-rsid="00646a6f" style:font-size-asian="12pt" style:font-weight-asian="normal" style:font-size-complex="12pt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9ba1" officeooo:paragraph-rsid="0069248d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9248d" officeooo:paragraph-rsid="0069248d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3e30" officeooo:paragraph-rsid="005db5c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9ba1" officeooo:paragraph-rsid="0069248d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db5c9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3e30" style:font-weight-asian="normal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69248d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c1c8e" officeooo:paragraph-rsid="005db5c9" style:font-weight-asian="normal" style:font-weight-complex="normal"/>
    </style:style>
    <style:style style:name="P29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9ba1" officeooo:paragraph-rsid="0069248d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bold" officeooo:rsid="00533e30" officeooo:paragraph-rsid="00533e30" style:font-weight-asian="bold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533e30" officeooo:paragraph-rsid="00533e30"/>
    </style:style>
    <style:style style:name="P35" style:family="paragraph" style:parent-style-name="Standard" style:list-style-name="L6">
      <style:paragraph-properties fo:text-align="start" style:justify-single-word="false"/>
      <style:text-properties officeooo:paragraph-rsid="00533e30"/>
    </style:style>
    <style:style style:name="P36" style:family="paragraph" style:parent-style-name="Standard" style:list-style-name="L7">
      <style:paragraph-properties fo:text-align="start" style:justify-single-word="false"/>
      <style:text-properties officeooo:paragraph-rsid="00533e30"/>
    </style:style>
    <style:style style:name="P37" style:family="paragraph" style:parent-style-name="Standard" style:list-style-name="L8">
      <style:paragraph-properties fo:text-align="start" style:justify-single-word="false"/>
      <style:text-properties officeooo:paragraph-rsid="00533e30"/>
    </style:style>
    <style:style style:name="P38" style:family="paragraph" style:parent-style-name="Standard" style:list-style-name="L9">
      <style:paragraph-properties fo:text-align="start" style:justify-single-word="false"/>
      <style:text-properties officeooo:paragraph-rsid="00533e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style="normal" fo:font-weight="normal" officeooo:rsid="00533e3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style="normal" fo:font-weight="bold" officeooo:rsid="00533e3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style="normal" fo:font-weight="bold" officeooo:rsid="005973d6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33e30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61a7d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tyle="normal" fo:font-weight="normal" officeooo:rsid="00533e30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tyle="normal" fo:font-weight="bold" officeooo:rsid="00533e30" style:font-style-asian="normal" style:font-weight-asian="bold" style:font-style-complex="normal" style:font-weight-complex="bold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5973d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546a2e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58974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669ba1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3a543d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546a2e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56b3f4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58974f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5973d6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5ee97c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646a6f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69248d" style:font-size-asian="12pt" style:font-style-asian="normal" style:font-size-complex="12pt" style:font-style-complex="normal"/>
    </style:style>
    <style:style style:name="T25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533e30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600bd8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618c9a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6727a5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69248d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4be9ea" style:font-size-asian="12pt" style:font-size-complex="12pt"/>
    </style:style>
    <style:style style:name="T38" style:family="text">
      <style:text-properties fo:font-size="12pt" officeooo:rsid="0069248d" style:font-size-asian="12pt" style:font-size-complex="12pt"/>
    </style:style>
    <style:style style:name="T39" style:family="text">
      <style:text-properties fo:font-size="12pt" style:text-underline-style="none" officeooo:rsid="0056b3f4" style:font-size-asian="12pt" style:font-size-complex="12pt"/>
    </style:style>
    <style:style style:name="T40" style:family="text">
      <style:text-properties fo:font-size="12pt" style:text-underline-style="none" officeooo:rsid="0061a7d8" style:font-size-asian="12pt" style:font-size-complex="12pt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6c75e3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d975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9248d" style:font-style-asian="normal" style:font-weight-asian="normal" style:font-style-complex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6358df" style:font-style-asian="normal" style:font-style-complex="normal"/>
    </style:style>
    <style:style style:name="T48" style:family="text">
      <style:text-properties fo:font-style="normal" officeooo:rsid="005fc10f" style:font-style-asian="normal" style:font-style-complex="normal"/>
    </style:style>
    <style:style style:name="T49" style:family="text">
      <style:text-properties fo:font-style="normal" officeooo:rsid="0069248d" style:font-style-asian="normal" style:font-style-complex="normal"/>
    </style:style>
    <style:style style:name="T50" style:family="text">
      <style:text-properties fo:font-style="normal" officeooo:rsid="006c75e3" style:font-style-asian="normal" style:font-style-complex="normal"/>
    </style:style>
    <style:style style:name="T51" style:family="text">
      <style:text-properties officeooo:rsid="0035db3e"/>
    </style:style>
    <style:style style:name="T52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533e3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56b3f4" style:font-style-asian="italic" style:font-weight-asian="normal" style:font-style-complex="italic" style:font-weight-complex="normal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61a7d8" style:font-weight-asian="normal" style:font-weight-complex="normal"/>
    </style:style>
    <style:style style:name="T57" style:family="text">
      <style:text-properties officeooo:rsid="0061a7d8"/>
    </style:style>
    <style:style style:name="T58" style:family="text">
      <style:text-properties officeooo:rsid="006924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51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E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1"><text:span text:style-name="T25">5</text:span><text:span text:style-name="T26">0</text:span><text:span text:style-name="T34">5</text:span><text:span text:style-name="T27"> - </text:span><text:span text:style-name="T28">A/G</text:span><text:span text:style-name="T29"> -</text:span><text:span text:style-name="T30"> </text:span><text:span text:style-name="T32">Pilot</text:span><text:span text:style-name="T35"> and WSO</text:span><text:span text:style-name="T32"> </text:span><text:span text:style-name="T33">- </text:span><text:span text:style-name="T31">AGM-65 Mavericks</text:span></text:p>
      <text:p text:style-name="P2"/>
      <text:p text:style-name="P4">Fence In</text:p>
      <text:list text:style-name="L1">
        <text:list-item>
          <text:p text:style-name="P14"><text:span text:style-name="T1">MASTER ARM</text:span> ... <text:span text:style-name="T1">ON</text:span></text:p>
        </text:list-item>
      </text:list>
      <text:p text:style-name="P2"/>
      <text:p text:style-name="P9"><text:span text:style-name="T36">AGM-65 (all variants) -- </text:span><text:span text:style-name="T38">Pilot -- </text:span><text:span text:style-name="T17">M</text:span><text:span text:style-name="T16">issile setup</text:span></text:p>
      <text:list xml:id="list2830416100" text:style-name="L2">
        <text:list-item>
          <text:p text:style-name="P22"><text:span text:style-name="T12">Sight Mode knob</text:span><text:span text:style-name="T16"> ... </text:span><text:span text:style-name="T12">A/G</text:span></text:p>
        </text:list-item>
        <text:list-item>
          <text:p text:style-name="P20">Reticle Depression knob ... 45 mils (approx matches Maverick boresight)</text:p>
        </text:list-item>
        <text:list-item>
          <text:p text:style-name="P23"><text:span text:style-name="T12">Station Select buttons</text:span><text:span text:style-name="T16"> ... </text:span><text:span text:style-name="T12">select Maverick pylons</text:span><text:span text:style-name="T16"> (</text:span><text:span text:style-name="T12">LI</text:span><text:span text:style-name="T16"> and </text:span><text:span text:style-name="T12">RI</text:span><text:span text:style-name="T16">)</text:span></text:p>
        </text:list-item>
        <text:list-item>
          <text:p text:style-name="P28"><text:span text:style-name="T12">Fuze switch</text:span><text:span text:style-name="T16"> ... </text:span><text:span text:style-name="T12">NOSE &amp; TAIL</text:span><text:span text:style-name="T16"> or as needed</text:span></text:p>
        </text:list-item>
        <text:list-item>
          <text:p text:style-name="P23"><text:span text:style-name="T12">Delivery Mode knob</text:span><text:span text:style-name="T16"> ... </text:span><text:span text:style-name="T12">DIRECT</text:span></text:p>
        </text:list-item>
        <text:list-item>
          <text:p text:style-name="P23"><text:span text:style-name="T12">Weapon Select knob</text:span><text:span text:style-name="T16"> ... </text:span><text:span text:style-name="T12">TV</text:span></text:p>
        </text:list-item>
      </text:list>
      <text:list text:style-name="L3">
        <text:list-item>
          <text:list>
            <text:list-item>
              <text:p text:style-name="P24"><text:span text:style-name="T14">P</text:span><text:span text:style-name="T13">owers on the missile</text:span><text:span text:style-name="T18"> and </text:span><text:span text:style-name="T16">begins </text:span><text:span text:style-name="T20">gyro </text:span><text:span text:style-name="T16">warmup, takes </text:span><text:span text:style-name="T12">3 minutes</text:span><text:span text:style-name="T16">. <text:s/>Use stopwatch to track time.</text:span></text:p>
            </text:list-item>
            <text:list-item>
              <text:p text:style-name="P24"><text:span text:style-name="T16">When warmed up, pylon selection buttons should show </text:span><text:span text:style-name="T12">ARM</text:span><text:span text:style-name="T16">.</text:span></text:p>
            </text:list-item>
            <text:list-item>
              <text:p text:style-name="P24"><text:span text:style-name="T16">Missiles have a </text:span><text:span text:style-name="T12">max operating time of 30 minutes</text:span><text:span text:style-name="T16">. <text:s/>To power down, set Weapon Select knob to anything except TV. <text:s/>Warmup will need to be done again if </text:span><text:span text:style-name="T18">set back to TV</text:span><text:span text:style-name="T16">.</text:span></text:p>
            </text:list-item>
          </text:list>
        </text:list-item>
      </text:list>
      <text:list xml:id="list14028491014822" text:continue-list="list2830416100" text:style-name="L2">
        <text:list-item>
          <text:p text:style-name="P19"><text:span text:style-name="T41">Display Mode switch</text:span><text:span text:style-name="T46"> ... </text:span><text:span text:style-name="T41">TV</text:span><text:span text:style-name="T46"> (center console, or </text:span><text:span text:style-name="T41">T4 button</text:span><text:span text:style-name="T46">)</text:span></text:p>
        </text:list-item>
      </text:list>
      <text:list xml:id="list2436730442" text:style-name="L13">
        <text:list-item>
          <text:p text:style-name="P16"><text:span text:style-name="T49">If needed, t</text:span><text:span text:style-name="T47">ell Jester to show the weapon video </text:span><text:span text:style-name="T49">(he should do this automatically when you switch to TV mode) </text:span><text:span text:style-name="T47">... </text:span><text:span text:style-name="T46">Jester menu -&gt; Air To Ground Weapons -&gt; TV Video -&gt; </text:span><text:span text:style-name="T48">Weapon</text:span></text:p>
        </text:list-item>
        <text:list-item>
          <text:p text:style-name="P17"><text:span text:style-name="T49">To alternate pylons when using TERs, start with LI and RI selected, fire a missile or two from the left, then deselect LI to force firing from RI for the next shot. <text:s/>(Don't use the TGT/MSL REJ switch, that only steps through missiles on the same pylon when using a TER.)</text:span></text:p>
        </text:list-item>
      </text:list>
      <text:p text:style-name="P5"/>
      <text:p text:style-name="P9"><text:span text:style-name="T16">AGM-65</text:span><text:span text:style-name="T19"> </text:span><text:span text:style-name="T16">-- </text:span><text:span text:style-name="T24">Pilot -- </text:span><text:span text:style-name="T16">Attack procedure</text:span></text:p>
      <text:p text:style-name="P7">AGM-65A/B <text:span text:style-name="T57">variants</text:span>:</text:p>
      <text:list text:style-name="L4">
        <text:list-item>
          <text:p text:style-name="P25"><text:span text:style-name="T12">Roll in</text:span><text:span text:style-name="T16"> on target.</text:span></text:p>
        </text:list-item>
        <text:list-item>
          <text:p text:style-name="P25"><text:span text:style-name="T16">Press </text:span><text:span text:style-name="T12">Trigger</text:span><text:span text:style-name="T16"> to jettison protective cover from missile, uncage the seeker, and start video feed.</text:span></text:p>
        </text:list-item>
        <text:list-item>
          <text:p text:style-name="P30"><text:span text:style-name="T16">To slew missile crosshairs:</text:span><text:span text:style-name="T23"> </text:span><text:span text:style-name="T10">Press and hold </text:span><text:span text:style-name="T21">Gray Reset Hat press</text:span><text:span text:style-name="T10">, and use </text:span><text:span text:style-name="T21">Ministick</text:span><text:span text:style-name="T10"> to slew. <text:s/>When you </text:span><text:span text:style-name="T16">release</text:span><text:span text:style-name="T10"> </text:span><text:span text:style-name="T11">Gray Reset Hat press</text:span><text:span text:style-name="T10">, missile will attempt to </text:span><text:span text:style-name="T16">lock</text:span><text:span text:style-name="T10">.</text:span></text:p>
        </text:list-item>
        <text:list-item>
          <text:p text:style-name="P25"><text:span text:style-name="T16">When </text:span><text:span text:style-name="T12">crosshairs are "tight"</text:span><text:span text:style-name="T16">, missile is </text:span><text:span text:style-name="T12">locked</text:span><text:span text:style-name="T16">. <text:s/>Usually, if you can lock the target, you're </text:span><text:span text:style-name="T22">in</text:span><text:span text:style-name="T16"> range.</text:span></text:p>
        </text:list-item>
        <text:list-item>
          <text:p text:style-name="P31"><text:span text:style-name="T10">Press and hold </text:span><text:span text:style-name="T12">Red Button</text:span><text:span text:style-name="T10"> to fire.</text:span></text:p>
        </text:list-item>
      </text:list>
      <text:p text:style-name="P12"><text:span text:style-name="T39">AGM-65D/G </text:span><text:span text:style-name="T40">variants</text:span><text:span text:style-name="T39"> s</text:span><text:span text:style-name="T55">ame as A/B v</text:span><text:span text:style-name="T56">ariants</text:span><text:span text:style-name="T55">, except:</text:span></text:p>
      <text:list text:style-name="L5">
        <text:list-item>
          <text:p text:style-name="P32"><text:span text:style-name="T43">Press </text:span><text:span text:style-name="T41">Trigger</text:span><text:span text:style-name="T43"> to </text:span><text:span text:style-name="T41">toggle FOV</text:span><text:span text:style-name="T43"> while caged</text:span><text:span text:style-name="T44"> (boresighted)</text:span><text:span text:style-name="T43"> or slewing</text:span><text:span text:style-name="T45"> (holding Gray Reset Hat press)</text:span><text:span text:style-name="T43">.</text:span></text:p>
        </text:list-item>
      </text:list>
      <text:list text:style-name="L6">
        <text:list-item>
          <text:list>
            <text:list-item>
              <text:p text:style-name="P35"><text:span text:style-name="T8">IMPORTANT: If missile is locked, pressing Trigger will </text:span><text:span text:style-name="T9">cage</text:span><text:span text:style-name="T8"> the seeker (and lose the lock).</text:span></text:p>
            </text:list-item>
          </text:list>
        </text:list-item>
      </text:list>
      <text:p text:style-name="P5"/>
      <text:p text:style-name="P6">AGM-65 -- <text:span text:style-name="T58">Pilot -- </text:span>Abort procedure</text:p>
      <text:p text:style-name="P13"><text:span text:style-name="T5">AGM-65</text:span><text:span text:style-name="T6">A</text:span><text:span text:style-name="T5">/B </text:span><text:span text:style-name="T7">variants</text:span><text:span text:style-name="T5">:</text:span></text:p>
      <text:list text:style-name="L7">
        <text:list-item>
          <text:p text:style-name="P36"><text:span text:style-name="T2">Press </text:span><text:span text:style-name="T3">Trigger</text:span><text:span text:style-name="T2"> to cage the seeker.</text:span></text:p>
        </text:list-item>
      </text:list>
      <text:list text:style-name="L8">
        <text:list-item>
          <text:list>
            <text:list-item>
              <text:p text:style-name="P37"><text:span text:style-name="T52">IMPORTANT:</text:span><text:span text:style-name="T2"> </text:span><text:span text:style-name="T3">Seeker must be caged</text:span><text:span text:style-name="T2"> before significant maneuvering or risk damage to seeker.</text:span></text:p>
            </text:list-item>
          </text:list>
        </text:list-item>
      </text:list>
      <text:list text:style-name="L9">
        <text:list-item>
          <text:list>
            <text:list-item>
              <text:p text:style-name="P38"><text:span text:style-name="T4">Gray Reset Hat</text:span><text:span text:style-name="T2"> and/or </text:span><text:span text:style-name="T3">Antenna Hand Control Half-Action</text:span><text:span text:style-name="T2"> </text:span><text:span text:style-name="T3">must be released</text:span><text:span text:style-name="T2"> in order to cage.</text:span></text:p>
            </text:list-item>
          </text:list>
        </text:list-item>
      </text:list>
      <text:p text:style-name="P8"><text:span text:style-name="T54">AGM-65D/G variants s</text:span><text:span text:style-name="T53">ame as A/B variants, except:</text:span></text:p>
      <text:list text:style-name="L10">
        <text:list-item>
          <text:p text:style-name="P33"><text:span text:style-name="T43">As long as seeker is not locked</text:span><text:span text:style-name="T45"> or slewing</text:span><text:span text:style-name="T43">, it is safe to maneuver?? <text:s/>If seeker is locked</text:span><text:span text:style-name="T45">, or slewed off boresight</text:span><text:span text:style-name="T43">, press </text:span><text:span text:style-name="T41">Trigger</text:span><text:span text:style-name="T43"> to </text:span><text:span text:style-name="T41">cage</text:span><text:span text:style-name="T43"> seeker.</text:span></text:p>
        </text:list-item>
      </text:list>
      <text:p text:style-name="P8"><text:span text:style-name="T43"/></text:p>
      <text:p text:style-name="P21">AGM-65 (all variants) -- <text:span text:style-name="T58">WSO controls -- </text:span>WIP</text:p>
      <text:list xml:id="list1900559211" text:style-name="L12">
        <text:list-item>
          <text:p text:style-name="P18">Pilot must set up weapons as detailed <text:span text:style-name="T58">above</text:span>.</text:p>
        </text:list-item>
        <text:list-item>
          <text:p text:style-name="P18"><text:span text:style-name="T1">DSCG Mode knob</text:span> ... <text:span text:style-name="T1">TV</text:span> (below radar screen)</text:p>
        </text:list-item>
        <text:list-item>
          <text:p text:style-name="P18"><text:span text:style-name="T1">Video Select button</text:span> ... <text:span text:style-name="T1">WEAPON</text:span> (instrument panel left, button says WEAPON/ASQ-153)</text:p>
        </text:list-item>
        <text:list-item>
          <text:p text:style-name="P18">Once on attack run and crosshairs are in general vicinity of target:</text:p>
          <text:list>
            <text:list-item>
              <text:p text:style-name="P27"><text:span text:style-name="T16">Press </text:span><text:span text:style-name="T12">Trigger</text:span><text:span text:style-name="T15"> on flight stick</text:span><text:span text:style-name="T16"> to jettison protective cover from missile, uncage the seeker, and start video feed.</text:span></text:p>
            </text:list-item>
            <text:list-item>
              <text:p text:style-name="P27"><text:span text:style-name="T46">Press and hold </text:span><text:span text:style-name="T41">Antenna Hand Control Half-Action</text:span><text:span text:style-name="T46"> (</text:span><text:span text:style-name="T41">Trigger Stage 1</text:span><text:span text:style-name="T46">), and use </text:span><text:span text:style-name="T41">Antenna Hand Control stick</text:span><text:span text:style-name="T46"> to slew. <text:s/>When you </text:span><text:span text:style-name="T41">release</text:span><text:span text:style-name="T46"> Half-Action (Trigger Stage 1), or press Full-Action (Trigger Stage 2), missile will attempt to </text:span><text:span text:style-name="T41">lock</text:span><text:span text:style-name="T46">.</text:span></text:p>
            </text:list-item>
            <text:list-item>
              <text:p text:style-name="P29"><text:span text:style-name="T46">To </text:span><text:span text:style-name="T41">toggle FOV</text:span><text:span text:style-name="T46"> for AGM-65D, press </text:span><text:span text:style-name="T41">Half-Action</text:span><text:span text:style-name="T50"> when caged or slewing??</text:span><text:span text:style-name="T46">.</text:span></text:p>
            </text:list-item>
            <text:list-item>
              <text:p text:style-name="P29"><text:span text:style-name="T46">To re-cage, press</text:span><text:span text:style-name="T50"> </text:span><text:span text:style-name="T42">Half-Action</text:span><text:span text:style-name="T50"> when not slewing??</text:span></text:p>
            </text:list-item>
          </text:list>
        </text:list-item>
      </text:list>
      <text:p text:style-name="P3"/>
      <text:p text:style-name="P4">AGM-65 Maverick <text:span text:style-name="T57">variants</text:span></text:p>
      <text:list text:style-name="L11">
        <text:list-item>
          <text:p text:style-name="P26"><text:span text:style-name="T37">A</text:span><text:span text:style-name="T36">GM-65A -- TV guided, wide FOV</text:span></text:p>
        </text:list-item>
        <text:list-item>
          <text:p text:style-name="P26"><text:span text:style-name="T37">A</text:span><text:span text:style-name="T36">GM-65B -- TV guided, narrow FOV</text:span></text:p>
        </text:list-item>
        <text:list-item>
          <text:p text:style-name="P26"><text:span text:style-name="T37">A</text:span><text:span text:style-name="T36">GM-65D -- IR guided, wide/narrow FOV</text:span></text:p>
        </text:list-item>
        <text:list-item>
          <text:p text:style-name="P15">AGM-65G -- IR guided, large warhead, wide/narrow FO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6T01:40:26.620000000</dc:date>
    <meta:editing-duration>P1DT18H1M56S</meta:editing-duration>
    <meta:editing-cycles>8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3" meta:word-count="613" meta:character-count="3372" meta:non-whitespace-character-count="2840"/>
  </office:meta>
</office:document-meta>
</file>